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19d" officeooo:paragraph-rsid="000cc19d"/>
    </style:style>
    <style:style style:name="P2" style:family="paragraph" style:parent-style-name="Standard">
      <style:text-properties officeooo:rsid="000cc19d" officeooo:paragraph-rsid="000eb01d"/>
    </style:style>
    <style:style style:name="P3" style:family="paragraph" style:parent-style-name="Standard">
      <style:text-properties officeooo:rsid="000eb01d" officeooo:paragraph-rsid="000eb01d"/>
    </style:style>
    <style:style style:name="P4" style:family="paragraph" style:parent-style-name="Standard">
      <style:text-properties officeooo:rsid="000ef9cc" officeooo:paragraph-rsid="000ef9cc"/>
    </style:style>
    <style:style style:name="T1" style:family="text">
      <style:text-properties officeooo:rsid="000ef9cc"/>
    </style:style>
    <style:style style:name="T2" style:family="text">
      <style:text-properties officeooo:rsid="0010ca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c</text:p>
      <text:p text:style-name="P1"/>
      <text:p text:style-name="P1">profil :</text:p>
      <text:p text:style-name="P1">18 ans, en couple, étudiant en école de gestion</text:p>
      <text:p text:style-name="P1">projet de rapport d’entreprise sur les fonctions et l’analyse d’environnement </text:p>
      <text:p text:style-name="P1">équipement : PC, Windows, chrome, smartphone android </text:p>
      <text:p text:style-name="P1"/>
      <text:p text:style-name="P1">Comportement sur internet : </text:p>
      <text:p text:style-name="P1">navigue uniquement quand il a besoin </text:p>
      <text:p text:style-name="P1">Pense que le temps sur internet le ralenti dans son travail qu’il priorise </text:p>
      <text:p text:style-name="P1">n’aime pas posé de questions et préfère chercher sur internet la réponse</text:p>
      <text:p text:style-name="P1">Pense que tous ce qui est sûr internet est vrai </text:p>
      <text:p text:style-name="P3">Il cherche un exemple de <text:s/>son rapport à faire </text:p>
      <text:p text:style-name="P2"/>
      <text:p text:style-name="P3">relation avec « mon-site »</text:p>
      <text:p text:style-name="P3">ne connaît pas le site </text:p>
      <text:p text:style-name="P3"><text:span text:style-name="T2">N</text:span>’a <text:span text:style-name="T2">que la méthode brut</text:span> <text:span text:style-name="T2">pour</text:span> réalis<text:span text:style-name="T2">er </text:span>son projet </text:p>
      <text:p text:style-name="P3">il cherche un exemple du travail a faire pour <text:span text:style-name="T2">avoir un ordre d’idée</text:span></text:p>
      <text:p text:style-name="P3">il arrive sur le site « mon-site » en tapant les mots-clé suivants : analyse environnement entreprise </text:p>
      <text:p text:style-name="P2"/>
      <text:p text:style-name="P3">scénario </text:p>
      <text:p text:style-name="P3">1. Cherche en un coup d’œil si le site possède les mêmes mots que dans sa <text:span text:style-name="T2">méthode </text:span>+ exemple </text:p>
      <text:p text:style-name="P3">2. Cherche si le site possède les éléments à réaliser de façon détailler </text:p>
      <text:p text:style-name="P3">3. <text:span text:style-name="T1">cherche une table de matière rapide</text:span></text:p>
      <text:p text:style-name="P4">4. Pouvoir télécharger l’analyse complète</text:p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2:32:48.264250170</meta:creation-date>
    <dc:date>2022-11-17T17:18:27.303329727</dc:date>
    <meta:editing-duration>PT7M4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77" meta:character-count="1016" meta:non-whitespace-character-count="846"/>
  </office:meta>
</office:document-meta>
</file>